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MessagingTemplateTests.processHeadersTo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MessagingTemplateTests.convertAndSendWithCustom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MessagingTemplateTests.convertAndSendWithMutableSimpMessag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MessagingTemplateTests.doSendWithMutable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MessagingTemplateTests.convertAndSendToUserWithInvalid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Messaging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MessagingTemplateTests.doSendWithStomp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MessagingTemplateTests.convertAndSendWithCustomDestinatio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MessagingTemplateTests.convertAndSendTo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MessagingTemplateTests.convertAndSendToUserWith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MessagingTemplateTests.convertAndSendWithCustomHeaderNonN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